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01F3B45318CE60A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7"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2" style:family="paragraph" style:parent-style-name="Standard">
      <style:text-properties officeooo:rsid="0011f2b0" officeooo:paragraph-rsid="0011f2b0"/>
    </style:style>
    <style:style style:name="P13" style:family="paragraph" style:parent-style-name="Standard">
      <style:text-properties officeooo:rsid="001364fd" officeooo:paragraph-rsid="001364fd"/>
    </style:style>
    <style:style style:name="P14" style:family="paragraph" style:parent-style-name="Standard">
      <style:text-properties officeooo:rsid="0013b895" officeooo:paragraph-rsid="0013b895"/>
    </style:style>
    <style:style style:name="P15" style:family="paragraph" style:parent-style-name="Standard">
      <style:text-properties officeooo:rsid="001d6ddb" officeooo:paragraph-rsid="001ebd97"/>
    </style:style>
    <style:style style:name="P16" style:family="paragraph" style:parent-style-name="Standard">
      <style:text-properties officeooo:rsid="001d6ddb" officeooo:paragraph-rsid="001d6ddb"/>
    </style:style>
    <style:style style:name="P17" style:family="paragraph" style:parent-style-name="Standard">
      <style:text-properties officeooo:rsid="001ebd97" officeooo:paragraph-rsid="001ebd97"/>
    </style:style>
    <style:style style:name="P18" style:family="paragraph" style:parent-style-name="Standard">
      <style:text-properties officeooo:rsid="0016ca61" officeooo:paragraph-rsid="0016ca61"/>
    </style:style>
    <style:style style:name="P19" style:family="paragraph" style:parent-style-name="Standard">
      <style:text-properties officeooo:rsid="001f444b" officeooo:paragraph-rsid="001f444b"/>
    </style:style>
    <style:style style:name="P20" style:family="paragraph" style:parent-style-name="Standard">
      <style:text-properties officeooo:rsid="00152e36" officeooo:paragraph-rsid="00152e36"/>
    </style:style>
    <style:style style:name="P21" style:family="paragraph" style:parent-style-name="Standard">
      <style:text-properties officeooo:rsid="00154050" officeooo:paragraph-rsid="00154050"/>
    </style:style>
    <style:style style:name="P22" style:family="paragraph" style:parent-style-name="Standard">
      <style:text-properties style:font-name="Courier"/>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size="12pt" officeooo:rsid="003d8f11" officeooo:paragraph-rsid="003d8f11" style:font-size-asian="12pt" style:font-size-complex="12pt"/>
    </style:style>
    <style:style style:name="P25" style:family="paragraph" style:parent-style-name="Standard">
      <style:text-properties officeooo:rsid="002d9e39" officeooo:paragraph-rsid="002d9e39"/>
    </style:style>
    <style:style style:name="P26" style:family="paragraph" style:parent-style-name="Standard">
      <style:text-properties officeooo:rsid="002f5544" officeooo:paragraph-rsid="002f5544"/>
    </style:style>
    <style:style style:name="P27" style:family="paragraph" style:parent-style-name="Standard">
      <style:text-properties officeooo:rsid="0048173c" officeooo:paragraph-rsid="0048173c"/>
    </style:style>
    <style:style style:name="P28" style:family="paragraph" style:parent-style-name="Standard">
      <style:text-properties officeooo:rsid="004bb39e" officeooo:paragraph-rsid="004bb39e"/>
    </style:style>
    <style:style style:name="P29" style:family="paragraph" style:parent-style-name="Footnote">
      <style:text-properties officeooo:rsid="0021aa07" officeooo:paragraph-rsid="0021aa07"/>
    </style:style>
    <style:style style:name="P30" style:family="paragraph" style:parent-style-name="Footnote">
      <style:text-properties officeooo:rsid="004195de" officeooo:paragraph-rsid="004195de"/>
    </style:style>
    <style:style style:name="P31"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2"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3"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0"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2" style:family="paragraph" style:parent-style-name="Standard">
      <style:paragraph-properties fo:margin-top="0in" fo:margin-bottom="0in" style:contextual-spacing="false"/>
      <style:text-properties officeooo:paragraph-rsid="0047cdd7"/>
    </style:style>
    <style:style style:name="P43" style:family="paragraph" style:parent-style-name="Table_20_Contents">
      <style:paragraph-properties fo:margin-top="0in" fo:margin-bottom="0in" style:contextual-spacing="false"/>
      <style:text-properties officeooo:rsid="001364fd" officeooo:paragraph-rsid="001364fd"/>
    </style:style>
    <style:style style:name="P44" style:family="paragraph" style:parent-style-name="Standard">
      <style:paragraph-properties fo:margin-top="0in" fo:margin-bottom="0in" style:contextual-spacing="false" fo:break-before="page"/>
      <style:text-properties officeooo:paragraph-rsid="0047cdd7"/>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Table_20_Contents">
      <style:text-properties officeooo:rsid="001364fd" officeooo:paragraph-rsid="001364fd"/>
    </style:style>
    <style:style style:name="P47" style:family="paragraph" style:parent-style-name="Table_20_Contents">
      <style:text-properties officeooo:rsid="00152e36" officeooo:paragraph-rsid="00152e36"/>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4">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53"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54" style:family="paragraph" style:parent-style-name="Heading_20_1" style:master-page-name="First_20_Page">
      <style:paragraph-properties style:page-number="auto"/>
    </style:style>
    <style:style style:name="P55" style:family="paragraph" style:parent-style-name="Heading_20_1" style:list-style-name="Numbering_20_2">
      <style:paragraph-properties fo:break-before="page"/>
    </style:style>
    <style:style style:name="P56" style:family="paragraph" style:parent-style-name="Heading_20_4">
      <style:text-properties officeooo:paragraph-rsid="0028d990"/>
    </style:style>
    <style:style style:name="P57" style:family="paragraph" style:parent-style-name="Heading_20_4">
      <style:text-properties officeooo:rsid="002ae786" officeooo:paragraph-rsid="002ae786"/>
    </style:style>
    <style:style style:name="P58" style:family="paragraph" style:parent-style-name="Heading_20_4">
      <style:text-properties officeooo:rsid="0036157f" officeooo:paragraph-rsid="0036157f"/>
    </style:style>
    <style:style style:name="P59" style:family="paragraph" style:parent-style-name="Standard" style:list-style-name="L1"/>
    <style:style style:name="P60" style:family="paragraph" style:parent-style-name="Standard" style:list-style-name="L2">
      <style:text-properties officeooo:paragraph-rsid="003ace26"/>
    </style:style>
    <style:style style:name="P61" style:family="paragraph" style:parent-style-name="Standard" style:list-style-name="L3">
      <style:text-properties officeooo:rsid="0048173c" officeooo:paragraph-rsid="0048173c"/>
    </style:style>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text-properties officeooo:rsid="001ebd97" officeooo:paragraph-rsid="001ebd97"/>
    </style:style>
    <style:style style:name="P65" style:family="paragraph" style:parent-style-name="Standard" style:list-style-name="L7">
      <style:text-properties officeooo:rsid="0030ba07" officeooo:paragraph-rsid="0030ba07"/>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3d8f11"/>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5" style:family="text">
      <style:text-properties officeooo:rsid="001364fd"/>
    </style:style>
    <style:style style:name="T16" style:family="text">
      <style:text-properties officeooo:rsid="00154050"/>
    </style:style>
    <style:style style:name="T17" style:family="text">
      <style:text-properties officeooo:rsid="0016e3ff"/>
    </style:style>
    <style:style style:name="T18" style:family="text">
      <style:text-properties officeooo:rsid="00351917"/>
    </style:style>
    <style:style style:name="T19" style:family="text">
      <style:text-properties officeooo:rsid="0016ca61"/>
    </style:style>
    <style:style style:name="T20" style:family="text">
      <style:text-properties officeooo:rsid="002ae786"/>
    </style:style>
    <style:style style:name="T21" style:family="text">
      <style:text-properties officeooo:rsid="0036157f"/>
    </style:style>
    <style:style style:name="T22" style:family="text">
      <style:text-properties officeooo:rsid="00345917"/>
    </style:style>
    <style:style style:name="T23" style:family="text">
      <style:text-properties fo:font-style="italic" style:text-underline-style="none" style:font-style-asian="italic" style:font-style-complex="italic"/>
    </style:style>
    <style:style style:name="T24" style:family="text">
      <style:text-properties fo:font-size="10pt" style:font-size-asian="10pt" style:font-size-complex="10pt"/>
    </style:style>
    <style:style style:name="T25" style:family="text">
      <style:text-properties fo:font-size="10pt" officeooo:rsid="0050cc8e" style:font-size-asian="10pt" style:font-size-complex="10pt"/>
    </style:style>
    <style:style style:name="T26" style:family="text">
      <style:text-properties officeooo:rsid="001f444b"/>
    </style:style>
    <style:style style:name="T27" style:family="text">
      <style:text-properties officeooo:rsid="0021aa07"/>
    </style:style>
    <style:style style:name="T28" style:family="text">
      <style:text-properties officeooo:rsid="0022304b"/>
    </style:style>
    <style:style style:name="T29" style:family="text">
      <style:text-properties officeooo:rsid="0028d990"/>
    </style:style>
    <style:style style:name="T30" style:family="text">
      <style:text-properties officeooo:rsid="002c126c"/>
    </style:style>
    <style:style style:name="T31" style:family="text">
      <style:text-properties officeooo:rsid="002d9318"/>
    </style:style>
    <style:style style:name="T32" style:family="text">
      <style:text-properties officeooo:rsid="0030f51b"/>
    </style:style>
    <style:style style:name="T33" style:family="text">
      <style:text-properties officeooo:rsid="003ace26"/>
    </style:style>
    <style:style style:name="T34" style:family="text">
      <style:text-properties officeooo:rsid="003c82eb"/>
    </style:style>
    <style:style style:name="T35" style:family="text">
      <style:text-properties style:font-weight-complex="bold"/>
    </style:style>
    <style:style style:name="T36" style:family="text">
      <style:text-properties officeooo:rsid="001574eb" style:font-weight-complex="bold"/>
    </style:style>
    <style:style style:name="T37" style:family="text">
      <style:text-properties officeooo:rsid="003eceeb"/>
    </style:style>
    <style:style style:name="T38" style:family="text">
      <style:text-properties officeooo:rsid="003f0262"/>
    </style:style>
    <style:style style:name="T39" style:family="text">
      <style:text-properties officeooo:rsid="004195de"/>
    </style:style>
    <style:style style:name="T40" style:family="text">
      <style:text-properties officeooo:rsid="00428ae5"/>
    </style:style>
    <style:style style:name="T41" style:family="text">
      <style:text-properties officeooo:rsid="004485ca"/>
    </style:style>
    <style:style style:name="T42" style:family="text">
      <style:text-properties officeooo:rsid="0047cdd7"/>
    </style:style>
    <style:style style:name="T43" style:family="text">
      <style:text-properties officeooo:rsid="0048173c"/>
    </style:style>
    <style:style style:name="T44" style:family="text">
      <style:text-properties officeooo:rsid="004b11bd"/>
    </style:style>
    <style:style style:name="T45"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6"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7" style:family="text">
      <style:text-properties officeooo:rsid="004eb78b"/>
    </style:style>
    <style:style style:name="T48" style:family="text">
      <style:text-properties officeooo:rsid="004f33f0"/>
    </style:style>
    <style:style style:name="T49" style:family="text">
      <style:text-properties officeooo:rsid="005ba0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138407960064" text:id="ct94138407960064">
          <text:deletion>
            <office:change-info>
              <dc:creator>Balazs Racz</dc:creator>
              <dc:date>2021-04-30T11:17:40</dc:date>
            </office:change-info>
            <text:p text:style-name="Standard">12</text:p>
          </text:deletion>
        </text:changed-region>
        <text:changed-region xml:id="ct94138408807248" text:id="ct94138408807248">
          <text:insertion>
            <office:change-info>
              <dc:creator>Balazs Racz</dc:creator>
              <dc:date>2021-04-30T11:17: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3">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0">The configurable values are expressed as Variables, with each Variable having a specific type, a size in bytes, a value for Space and Address (to locate the variable), and Name and Description as user-readable strings so that users understand the <text:span text:style-name="T33">use of the </text:span>particular setting.</text:p>
      <text:p text:style-name="P20">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3577420660" text:style-name="L1">
        <text:list-item>
          <text:p text:style-name="P59">OpenLCB Common Information Technical Note</text:p>
        </text:list-item>
      </text:list>
      <text:p text:style-name="Standard">For information on OpenLCB message transport and OpenLCB communications, see:</text:p>
      <text:list xml:id="list3278102668" text:style-name="L2">
        <text:list-item>
          <text:p text:style-name="P60">OpenLCB Message Network Standard</text:p>
        </text:list-item>
      </text:list>
      <text:p text:style-name="P27">For information on how to fetch the CDI information from a node, and how to read and write the configuration information, see:</text:p>
      <text:list xml:id="list2470523424" text:style-name="L3">
        <text:list-item>
          <text:p text:style-name="P61">OpenLCB Memory Configuration Protocol Standard</text:p>
        </text:list-item>
      </text:list>
      <text:p text:style-name="Standard">For information on XML encoding and XML Schema, see:</text:p>
      <text:list xml:id="list264419209" text:style-name="L4">
        <text:list-item>
          <text:p text:style-name="P62"><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2">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2">N</text:span>ormative)</text:h>
      <text:p text:style-name="Standard">The configuration description information <text:span text:style-name="T6">for a</text:span> node is invariant while the node has any OpenLCB connections in the Initialized state. </text:p>
      <text:p text:style-name="Standard">The CDI has three parts:</text:p>
      <text:list xml:id="list3167408579" text:style-name="L5">
        <text:list-item>
          <text:p text:style-name="P63">Identification: Provides specific information about <text:span text:style-name="T6">the</text:span> type of the node.</text:p>
        </text:list-item>
        <text:list-item>
          <text:p text:style-name="P63">ACDI: Indicates that certain configuration information in the node has a standard<text:span text:style-name="T33">ized simplified</text:span> format.</text:p>
        </text:list-item>
        <text:list-item>
          <text:p text:style-name="P63">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3">in</text:span> a linear address space. </text:p>
        </text:list-item>
      </text:list>
      <text:h text:style-name="Heading_20_1" text:outline-level="1">Format (<text:span text:style-name="T43">N</text:span>ormative)</text:h>
      <text:p text:style-name="Standard">The CDI is provided as a zero-terminated string of bytes. The bytes encode UTF-8 characters. There is no byte-order mark (BOM) at <text:span text:style-name="T6">the</text:span> start of the string. Lines in the string are delimited with 0x<text:change text:change-id="ct94138407960064"/><text:change-start text:change-id="ct94138408807248"/><text:span text:style-name="T49">0</text:span><text:span text:style-name="T14">A</text:span><text:change-end text:change-id="ct94138408807248"/>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6">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3">cdi/</text:span></text:a><text:a xlink:type="simple" xlink:href="http://openlcb.org/schema/1/1/cdi.xsd" text:style-name="Internet_20_link" text:visited-style-name="Visited_20_Internet_20_Link"><text:span text:style-name="T6">1/1/cdi.xs</text:span></text:a><text:a xlink:type="simple" xlink:href="http://openlcb.org/schema/1/1/cdi.xsd" text:style-name="Internet_20_link" text:visited-style-name="Visited_20_Internet_20_Link"><text:span text:style-name="T48">d</text:span></text:a><text:span text:style-name="T6"> and in Appendix A of this document. </text:span><text:span text:style-name="T7">The CDI content shall pass validation against </text:span><text:span text:style-name="T11">its</text:span><text:span text:style-name="T7"> </text:span><text:span text:style-name="T11">referenced</text:span><text:span text:style-name="T7"> schema. Nodes are not required to </text:span><text:span text:style-name="T9">do the validation</text:span><text:span text:style-name="T7">.</text:span></text:p>
      <text:p text:style-name="P7">The version number of an OpenLCB CDI schema contains two numbers: The major version first, and the minor version second. <text:s/></text:p>
      <text:p text:style-name="Standard">The first line of the CDI is:</text:p>
      <text:p text:style-name="P22"><text:span text:style-name="Teletype"><text:span text:style-name="T24">&lt;?xml version="1.0"?&gt;</text:span></text:span></text:p>
      <text:p text:style-name="Standard">to define the XML version of <text:span text:style-name="T6">the</text:span> content.</text:p>
      <text:p text:style-name="Standard">The root element of the CDI XML is:</text:p>
      <text:p text:style-name="Standard"><text:span text:style-name="Teletype"><text:span text:style-name="T24">&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4">http://openlcb.org/schema/</text:span></text:span></text:a><text:a xlink:type="simple" xlink:href="http://openlcb.org/schema/cdi/1/1/cdi.xsd" text:style-name="Internet_20_link" text:visited-style-name="Visited_20_Internet_20_Link"><text:span text:style-name="Teletype"><text:span text:style-name="T25">cdi/</text:span></text:span></text:a><text:a xlink:type="simple" xlink:href="http://openlcb.org/schema/cdi/1/1/cdi.xsd" text:style-name="Internet_20_link" text:visited-style-name="Visited_20_Internet_20_Link"><text:span text:style-name="Teletype"><text:span text:style-name="T24">1/1/cdi.xsd</text:span></text:span></text:a><text:span text:style-name="Teletype"><text:span text:style-name="T24">"&gt;</text:span></text:span></text:p>
      <text:p text:style-name="P24">to define the OpenLCB CDI version of the content.</text:p>
      <text:p text:style-name="P23">The schema contents are normative.</text:p>
      <text:p text:style-name="P7"><text:soft-page-break/>Numerical values in attributes and element text shall be specified as decimal numbers. <text:span text:style-name="T5">OpenLCB nodes are not required to parse any other numeric format.</text:span></text:p>
      <text:h text:style-name="Heading_20_2" text:outline-level="2">XML Elements</text:h>
      <text:h text:style-name="Heading_20_3" text:outline-level="3">&lt;identification&gt; Element</text:h>
      <text:p text:style-name="P12">The &lt;identification&gt; element, if <text:span text:style-name="T34">present</text:span>, specifies manufacturer-provided identification information about the node. This information is not user-editable. <text:span text:style-name="T15">If this element is provided and the node also supports the OpenLCB Simple Node Information Protocol (SNIP), the contents of the SNIP Reply shall match the respective tags in the &lt;identification&gt; </text:span><text:span text:style-name="T10">element</text:span><text:span text:style-name="T15">. If this </text:span><text:span text:style-name="T10">element</text:span><text:span text:style-name="T15"> is provided, and the node also provides the &lt;acdi&gt; </text:span><text:span text:style-name="T10">element</text:span><text:span text:style-name="T15">, the contents provided by the ACDI spaces shall match the respective tags in the &lt;identification&gt; </text:span><text:span text:style-name="T10">element</text:span><text:span text:style-name="T15">.</text:span></text:p>
      <text:h text:style-name="Heading_20_3" text:outline-level="3">&lt;acdi&gt; Element</text:h>
      <text:p text:style-name="P13">The &lt;acdi&gt; <text:span text:style-name="T6">element</text:span>, if specified without the attribute `fixed', <text:span text:style-name="T37">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style-name="TableLine94138399179760">
          <table:table-cell table:style-name="Table2.A1" office:value-type="string">
            <text:p text:style-name="P46">Space</text:p>
          </table:table-cell>
          <table:table-cell table:style-name="Table2.A1" office:value-type="string">
            <text:p text:style-name="P47">Address</text:p>
          </table:table-cell>
          <table:table-cell table:style-name="Table2.A1" office:value-type="string">
            <text:p text:style-name="P46">Size (bytes)</text:p>
          </table:table-cell>
          <table:table-cell table:style-name="Table2.A1" office:value-type="string">
            <text:p text:style-name="P46">Type</text:p>
          </table:table-cell>
          <table:table-cell table:style-name="Table2.E1" office:value-type="string">
            <text:p text:style-name="P46">Description</text:p>
          </table:table-cell>
        </table:table-row>
        <table:table-row table:style-name="TableLine94138398844976">
          <table:table-cell table:style-name="Table2.A2" office:value-type="string">
            <text:p text:style-name="P43">252</text:p>
          </table:table-cell>
          <table:table-cell table:style-name="Table2.A2" office:value-type="string">
            <text:p text:style-name="P43">0</text:p>
          </table:table-cell>
          <table:table-cell table:style-name="Table2.A2" office:value-type="string">
            <text:p text:style-name="P43">1</text:p>
          </table:table-cell>
          <table:table-cell table:style-name="Table2.A2" office:value-type="string">
            <text:p text:style-name="P43">int</text:p>
          </table:table-cell>
          <table:table-cell table:style-name="Table2.E2" office:value-type="string">
            <text:p text:style-name="P43">Version</text:p>
          </table:table-cell>
        </table:table-row>
        <table:table-row table:style-name="TableLine94138398390944">
          <table:table-cell table:style-name="Table2.A2" office:value-type="string">
            <text:p text:style-name="P43">252</text:p>
          </table:table-cell>
          <table:table-cell table:style-name="Table2.A2" office:value-type="string">
            <text:p text:style-name="P43">1</text:p>
          </table:table-cell>
          <table:table-cell table:style-name="Table2.A2" office:value-type="string">
            <text:p text:style-name="P43">41</text:p>
          </table:table-cell>
          <table:table-cell table:style-name="Table2.A2" office:value-type="string">
            <text:p text:style-name="P43">string</text:p>
          </table:table-cell>
          <table:table-cell table:style-name="Table2.E2" office:value-type="string">
            <text:p text:style-name="P43">Manufacturer</text:p>
          </table:table-cell>
        </table:table-row>
        <table:table-row table:style-name="TableLine94138398396976">
          <table:table-cell table:style-name="Table2.A2" office:value-type="string">
            <text:p text:style-name="P43">252</text:p>
          </table:table-cell>
          <table:table-cell table:style-name="Table2.A2" office:value-type="string">
            <text:p text:style-name="P43">42</text:p>
          </table:table-cell>
          <table:table-cell table:style-name="Table2.A2" office:value-type="string">
            <text:p text:style-name="P43">41</text:p>
          </table:table-cell>
          <table:table-cell table:style-name="Table2.A2" office:value-type="string">
            <text:p text:style-name="P43">string</text:p>
          </table:table-cell>
          <table:table-cell table:style-name="Table2.E2" office:value-type="string">
            <text:p text:style-name="P43">Model</text:p>
          </table:table-cell>
        </table:table-row>
        <table:table-row table:style-name="TableLine94138400167456">
          <table:table-cell table:style-name="Table2.A2" office:value-type="string">
            <text:p text:style-name="P43">252</text:p>
          </table:table-cell>
          <table:table-cell table:style-name="Table2.A2" office:value-type="string">
            <text:p text:style-name="P43">83</text:p>
          </table:table-cell>
          <table:table-cell table:style-name="Table2.A2" office:value-type="string">
            <text:p text:style-name="P43">21</text:p>
          </table:table-cell>
          <table:table-cell table:style-name="Table2.A2" office:value-type="string">
            <text:p text:style-name="P43">string</text:p>
          </table:table-cell>
          <table:table-cell table:style-name="Table2.E2" office:value-type="string">
            <text:p text:style-name="P43">Hardware version</text:p>
          </table:table-cell>
        </table:table-row>
        <table:table-row table:style-name="TableLine94138400168768">
          <table:table-cell table:style-name="Table2.A2" office:value-type="string">
            <text:p text:style-name="P43">252</text:p>
          </table:table-cell>
          <table:table-cell table:style-name="Table2.A2" office:value-type="string">
            <text:p text:style-name="P43">104</text:p>
          </table:table-cell>
          <table:table-cell table:style-name="Table2.A2" office:value-type="string">
            <text:p text:style-name="P43">21</text:p>
          </table:table-cell>
          <table:table-cell table:style-name="Table2.A2" office:value-type="string">
            <text:p text:style-name="P43">string</text:p>
          </table:table-cell>
          <table:table-cell table:style-name="Table2.E2" office:value-type="string">
            <text:p text:style-name="P43">Software version</text:p>
          </table:table-cell>
        </table:table-row>
      </table:table>
      <text:p text:style-name="P13">The value at the Version variable shall be the same as the value of the attribute `fixed'.</text:p>
      <text:p text:style-name="P13">The &lt;acdi&gt; <text:span text:style-name="T6">element</text:span>, if specified without the attribute `var', <text:span text:style-name="T37">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style-name="TableLine94138397976224">
          <table:table-cell table:style-name="Table3.A1" office:value-type="string">
            <text:p text:style-name="P46">Space</text:p>
          </table:table-cell>
          <table:table-cell table:style-name="Table3.A1" office:value-type="string">
            <text:p text:style-name="P47">Address</text:p>
          </table:table-cell>
          <table:table-cell table:style-name="Table3.A1" office:value-type="string">
            <text:p text:style-name="P46">Size (bytes)</text:p>
          </table:table-cell>
          <table:table-cell table:style-name="Table3.A1" office:value-type="string">
            <text:p text:style-name="P46">Type</text:p>
          </table:table-cell>
          <table:table-cell table:style-name="Table3.E1" office:value-type="string">
            <text:p text:style-name="P46">Description</text:p>
          </table:table-cell>
        </table:table-row>
        <table:table-row table:style-name="TableLine94138400185872">
          <table:table-cell table:style-name="Table3.A2" office:value-type="string">
            <text:p text:style-name="P43">251</text:p>
          </table:table-cell>
          <table:table-cell table:style-name="Table3.A2" office:value-type="string">
            <text:p text:style-name="P43">0</text:p>
          </table:table-cell>
          <table:table-cell table:style-name="Table3.A2" office:value-type="string">
            <text:p text:style-name="P43">1</text:p>
          </table:table-cell>
          <table:table-cell table:style-name="Table3.A2" office:value-type="string">
            <text:p text:style-name="P43">int</text:p>
          </table:table-cell>
          <table:table-cell table:style-name="Table3.E2" office:value-type="string">
            <text:p text:style-name="P43">Version</text:p>
          </table:table-cell>
        </table:table-row>
        <table:table-row table:style-name="TableLine94138400188912">
          <table:table-cell table:style-name="Table3.A2" office:value-type="string">
            <text:p text:style-name="P43">251</text:p>
          </table:table-cell>
          <table:table-cell table:style-name="Table3.A2" office:value-type="string">
            <text:p text:style-name="P43">1</text:p>
          </table:table-cell>
          <table:table-cell table:style-name="Table3.A2" office:value-type="string">
            <text:p text:style-name="P43">63</text:p>
          </table:table-cell>
          <table:table-cell table:style-name="Table3.A2" office:value-type="string">
            <text:p text:style-name="P43">string</text:p>
          </table:table-cell>
          <table:table-cell table:style-name="Table3.E2" office:value-type="string">
            <text:p text:style-name="P43">User-supplied name</text:p>
          </table:table-cell>
        </table:table-row>
        <table:table-row table:style-name="TableLine94138400189904">
          <table:table-cell table:style-name="Table3.A2" office:value-type="string">
            <text:p text:style-name="P43">251</text:p>
          </table:table-cell>
          <table:table-cell table:style-name="Table3.A2" office:value-type="string">
            <text:p text:style-name="P43">64</text:p>
          </table:table-cell>
          <table:table-cell table:style-name="Table3.A2" office:value-type="string">
            <text:p text:style-name="P43">64</text:p>
          </table:table-cell>
          <table:table-cell table:style-name="Table3.A2" office:value-type="string">
            <text:p text:style-name="P43">string</text:p>
          </table:table-cell>
          <table:table-cell table:style-name="Table3.E2" office:value-type="string">
            <text:p text:style-name="P43">User-supplied description</text:p>
          </table:table-cell>
        </table:table-row>
      </table:table>
      <text:p text:style-name="P14">The value at the Version variable shall be the same as the value of the attribute `var'.</text:p>
      <text:p text:style-name="P14">The &lt;acdi&gt; <text:span text:style-name="T6">element</text:span> shall be specified if and only if the Protocol Support Reply message carries the `ACDI' bit set. See the OpenLCB Message Network Standard for the Protocol Support Reply message.</text:p>
      <text:p text:style-name="P14">If the &lt;acdi&gt; <text:span text:style-name="T6">element</text:span> is specified, and the Node also supports the OpenLCB Simple Node Information Protocol (SNIP), then the information provided by the SNIP Reply <text:span text:style-name="T15">shall match the respective </text:span>values provided in the ACDI space.</text:p>
      <text:p text:style-name="P21">A node may, but is not required to, express the same configuration options as specific segment<text:span text:style-name="T19">s and Data Elements therein.</text:span></text:p>
      <text:h text:style-name="Heading_20_3" text:outline-level="3"><text:soft-page-break/>&lt;segment&gt; Element</text:h>
      <text:p text:style-name="Standard">A &lt;segment&gt; element defines the value of Space <text:span text:style-name="T16">in the attribute `space', </text:span>which shall apply to all <text:span text:style-name="T16">Data Elements within, and the value of `origin', which shall be considered as the Address of a Data Element of size 0 (zero) at the beginning of the &lt;segment&gt;</text:span><text:span text:style-name="T16"><text:note text:id="ftn3" text:note-class="footnote"><text:note-citation>3</text:note-citation><text:note-body><text:p text:style-name="P29">This is required to make “previous <text:span text:style-name="T47">e</text:span>lement” a<text:span text:style-name="T28">n unambiguous</text:span> reference for the first <text:span text:style-name="T47">e</text:span>lement in the contained sequence.</text:p></text:note-body></text:note></text:span><text:span text:style-name="T16">.</text:span></text:p>
      <text:p text:style-name="P16">A Configuration Tool may, but i<text:span text:style-name="T26">s</text:span> not required to, perform visual separation of the contents of different segments by appropriate UI elements, such as tabs, <text:span text:style-name="T26">boxes</text:span> or horizontal bars.</text:p>
      <text:p text:style-name="P17">A &lt;segment&gt; element shall contain an optional user-readable name and <text:span text:style-name="T44">optional </text:span>description tags, and a sequence of zero or more Data Elements.</text:p>
      <text:h text:style-name="Heading_20_3" text:outline-level="3">Data Elements</text:h>
      <text:p text:style-name="P15">The following <text:span text:style-name="T6">element</text:span>s are considered Data Elements: &lt;group&gt;, &lt;int&gt;, &lt;string&gt;, &lt;eventid&gt;.</text:p>
      <text:p text:style-name="P28"><text:span text:style-name="T45">The value of the address within the segment is accumulated during a depth-first traversal of the contents of the segment definition element.  </text:span><text:span text:style-name="T46">Address is initialized with the value of the attribute `origin' on the &lt;segment&gt; element. <text:s/></text:span><text:span text:style-name="T45">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6">T</text:span>his is formalized as follows.</text:p>
      <text:p text:style-name="P17">For each Data Element the following values are defined:</text:p>
      <text:list xml:id="list909321493" text:style-name="L6">
        <text:list-item>
          <text:p text:style-name="P64">Space, <text:span text:style-name="T38">which is defined by the enclosing &lt;segment&gt; element.</text:span></text:p>
        </text:list-item>
        <text:list-item>
          <text:p text:style-name="P64">Address, <text:span text:style-name="T38">which is defined as the End Address of the previous Data Element plus the value of the attribute `offset' on the Data Element.</text:span></text:p>
        </text:list-item>
        <text:list-item>
          <text:p text:style-name="P64">Size <text:span text:style-name="T18">(in bytes)</text:span></text:p>
        </text:list-item>
        <text:list-item>
          <text:p text:style-name="P64">End Address, which <text:span text:style-name="T38">is defined as</text:span> Address + Size, <text:span text:style-name="T39">unless otherwise specified.</text:span></text:p>
        </text:list-item>
      </text:list>
      <text:h text:style-name="Heading_20_4" text:outline-level="4">&lt;group&gt; Element</text:h>
      <text:p text:style-name="P18">The &lt;group&gt; <text:span text:style-name="T6">element</text:span> allows logical grouping of <text:span text:style-name="T27">Variables</text:span>, providing common documentation for them, and making multiple copies of the contained Variables. <text:span text:style-name="T17">CDI implementors may, but are not required to, use this feature to express configuration of repeated hardware or software components (such as multiple input ports, output ports etc).</text:span></text:p>
      <text:p text:style-name="P19"><text:span text:style-name="T8">A &lt;group&gt; element shall contain an optional user-readable name, </text:span><text:span text:style-name="T12">optional </text:span><text:span text:style-name="T8">description and a sequence of zero or more Data Elements. This sequence is considered to contain a Data Element of size 0 (zero) before the specified Data Elements</text:span><text:span text:style-name="Footnote_20_anchor"><text:span text:style-name="T8"><text:note-ref text:note-class="footnote" text:reference-format="text" text:ref-name="ftn3">3</text:note-ref></text:span></text:span><text:span text:style-name="T8">.</text:span></text:p>
      <text:p text:style-name="P8">If the `replication' attribute is present with the value of N, then the group shall be considered as if the entire sequence of Data Elements were repeated N times.</text:p>
      <text:p text:style-name="P10">The End Address of a &lt;group&gt; element is <text:span text:style-name="T19">defined as the End Address of the last Data Element in the contained sequence (after replication). The Size of a &lt;group&gt; element is defined as the End Address minus the Address of the &lt;group&gt; element.</text:span></text:p>
      <text:p text:style-name="P11"><text:soft-page-break/>Configuration Tools shall not render a <text:span text:style-name="T41">&lt;</text:span>group<text:span text:style-name="T41">&gt; element</text:span> with no child elements<text:note text:id="ftn4" text:note-class="footnote"><text:note-citation>4</text:note-citation><text:note-body><text:p text:style-name="P30">No name, <text:span text:style-name="T41">no </text:span>description and no Data Elements contained.</text:p></text:note-body></text:note> on their UI.</text:p>
      <text:h text:style-name="P56" text:outline-level="4">&lt;<text:span text:style-name="T29">int</text:span>&gt; Element</text:h>
      <text:p text:style-name="P31">The &lt;int&gt; <text:span text:style-name="T35">element</text:span> defines a Variable of <text:span text:style-name="T40">integer</text:span> value.</text:p>
      <text:p text:style-name="P31">The Size of the &lt;int&gt; <text:span text:style-name="T35">element</text:span> is defined as the value of the `size' attribute in byte<text:span text:style-name="T30">s.</text:span></text:p>
      <text:p text:style-name="P32">The integer value shall be written to the bytes pointed to in big-endian byte order. All bytes shall be written. Values <text:span text:style-name="T41">smaller than </text:span>defined by the &lt;min&gt; <text:span text:style-name="T41">or larger than defined by the </text:span>&lt;max&gt; sub-element, if present, are invalid and shall not be written. If the &lt;map&gt; enumeration is present, then values not present in the list of &lt;property&gt; entries of <text:span text:style-name="T31">the </text:span>enumeration are invalid and shall not be written.</text:p>
      <text:h text:style-name="P57" text:outline-level="4">&lt;string&gt; Element</text:h>
      <text:p text:style-name="P36">The &lt;string&gt; <text:span text:style-name="T35">element</text:span> defines a variable holding a UTF-8 string that is user-readable.</text:p>
      <text:p text:style-name="P33">The Size of the &lt;<text:span text:style-name="T20">string</text:span>&gt; <text:span text:style-name="T35">element</text:span> is defined as the value of the `size' attribute in byt<text:span text:style-name="T20">es.</text:span></text:p>
      <text:p text:style-name="P38">The string value shall be written to the bytes pointed to, starting at the Address of the &lt;string&gt; <text:span text:style-name="T35">element, </text:span><text:span text:style-name="T36">with at least one trailing 0 (null) byte</text:span>. When writing a shorter string, any unused bytes shall be set to 0 (<text:span text:style-name="T42">null</text:span>).</text:p>
      <text:p text:style-name="P35">If the &lt;map&gt; enumeration is present, then values not present in the list of &lt;property&gt; entries of <text:span text:style-name="T31">the </text:span>enumeration are invalid and shall not be written.</text:p>
      <text:h text:style-name="P58" text:outline-level="4">&lt;eventid&gt; Element</text:h>
      <text:p text:style-name="P37">The &lt;<text:span text:style-name="T21">eventid</text:span>&gt; <text:span text:style-name="T35">element</text:span> defines a variable holding a<text:span text:style-name="T21">n 8-byte value</text:span> <text:span text:style-name="T21">representing an Event ID</text:span>.</text:p>
      <text:p text:style-name="P34">The Size of the &lt;<text:span text:style-name="T21">eventid</text:span>&gt; <text:span text:style-name="T35">element</text:span> is defined as <text:span text:style-name="T21">8 bytes.</text:span></text:p>
      <text:p text:style-name="P39">The Event ID shall be written to the bytes pointed to in big-endian byte order (most significant byte first).</text:p>
      <text:p text:style-name="P34">If the &lt;map&gt; enumeration is present, then values not present in the list of &lt;property&gt; entries of <text:span text:style-name="T31">the </text:span>enumeration are invalid and shall not be written.</text:p>
      <text:h text:style-name="Heading_20_1" text:outline-level="1">Future Extension <text:span text:style-name="T32">(Normative)</text:span></text:h>
      <text:p text:style-name="P25">Configuration Tools implementing a future version of this Standard must be able to process CDI content defined according to an<text:span text:style-name="T22">y</text:span> earlier version of the Standard, <text:span text:style-name="T22">including this version</text:span>.</text:p>
      <text:p text:style-name="P26">Configuration Tools implementing major version 1 of this Standard may assume the following about future minor versions of this Standard:</text:p>
      <text:list xml:id="list4159751590" text:style-name="L7">
        <text:list-item>
          <text:p text:style-name="P65">No existing tags will change the interpretation or default value of the <text:span text:style-name="T32">`offset' and `size'</text:span> attribute, <text:span text:style-name="T32">and accordingly the Address and Size value, the data type and encoding of the value in the </text:span><text:soft-page-break/><text:span text:style-name="T32">memory space. The &lt;group&gt; tag will not change the interpretation of the `offset' attribute and `replication' attribute.</text:span></text:p>
        </text:list-item>
        <text:list-item>
          <text:p text:style-name="P65">All unknown tags that occur within the <text:span text:style-name="T6">element</text:span> &lt;segment&gt; or &lt;group&gt; and have an attribute `size' shall be considered to be Data Elements with Address <text:span text:style-name="T8">defined as the End Address of the previous Data Element plus the value of the `offset' attribute, </text:span><text:span text:style-name="T6">and Size defined as the value of the `size' attribute in bytes. The `size' attribute of all future Data Elements shall be required.</text:span></text:p>
        </text:list-item>
      </text:list>
      <text:p text:style-name="P9">No assumptions may be made about major version 2 and up of this Standard.</text:p>
      <text:list xml:id="list384386085" text:style-name="Numbering_20_2">
        <text:list-item>
          <text:h text:style-name="P55" text:outline-level="1">Appendix: Schema</text:h>
        </text:list-item>
      </text:list>
      <text:p text:style-name="P41">&lt;?xml version="1.0" encoding="utf-8"?&gt;</text:p>
      <text:p text:style-name="P41">&lt;?xml-stylesheet href="schema2xhtml.xsl" type="text/xsl"?&gt;</text:p>
      <text:p text:style-name="P41">&lt;!-- XML Schema for OpenLCB Configuration Description Information (CDI) <text:s text:c="4"/>--&gt;</text:p>
      <text:p text:style-name="P41">&lt;xs:schema version="CDI 1.1" xmlns:xs="http://www.w3.org/2001/XMLSchema" xmlns:xsi="http://www.w3.org/2001/XMLSchema-instance"&gt;</text:p>
      <text:p text:style-name="P41"><text:s text:c="2"/></text:p>
      <text:p text:style-name="P41"><text:s text:c="2"/>&lt;xs:complexType name="mapType"&gt;</text:p>
      <text:p text:style-name="P41"><text:s text:c="4"/>&lt;xs:annotation&gt;</text:p>
      <text:p text:style-name="P41"><text:s text:c="6"/>&lt;xs:documentation&gt;</text:p>
      <text:p text:style-name="P41"><text:s text:c="8"/>A map relates one or more property elements (keys) </text:p>
      <text:p text:style-name="P41"><text:s text:c="8"/>to specific values.</text:p>
      <text:p text:style-name="P41"><text:s text:c="6"/>&lt;/xs:documentation&gt;</text:p>
      <text:p text:style-name="P41"><text:s text:c="4"/>&lt;/xs:annotation&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relation" minOccurs="0" maxOccurs="unbounded"&gt;</text:p>
      <text:p text:style-name="P41"><text:s text:c="8"/>&lt;xs:complexType&gt;</text:p>
      <text:p text:style-name="P41"><text:s text:c="10"/>&lt;xs:sequence&gt;</text:p>
      <text:p text:style-name="P41"><text:s text:c="12"/>&lt;xs:element name="property" minOccurs="1" maxOccurs="1" /&gt;</text:p>
      <text:p text:style-name="P41"><text:s text:c="12"/>&lt;xs:element name="value" minOccurs="1" maxOccurs="1" /&gt;</text:p>
      <text:p text:style-name="P41"><text:s text:c="10"/>&lt;/xs:sequence&gt;</text:p>
      <text:p text:style-name="P41"><text:s text:c="8"/>&lt;/xs:complexType&gt;</text:p>
      <text:p text:style-name="P41"><text:s text:c="6"/>&lt;/xs:element&gt;</text:p>
      <text:p text:style-name="P41"><text:s text:c="4"/>&lt;/xs:sequence&gt;</text:p>
      <text:p text:style-name="P41"><text:s text:c="2"/>&lt;/xs:complexType&gt;</text:p>
      <text:p text:style-name="P41"><text:s text:c="2"/></text:p>
      <text:p text:style-name="P41"><text:s text:c="2"/>&lt;xs:complexType name="group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repname" minOccurs="0" maxOccurs="1" /&gt;</text:p>
      <text:p text:style-name="P41"><text:s text:c="6"/>&lt;xs:choice minOccurs="0" maxOccurs="unbounded"&gt;</text:p>
      <text:p text:style-name="P41"><text:s text:c="8"/>&lt;xs:annotation&gt;</text:p>
      <text:p text:style-name="P41"><text:s text:c="10"/>&lt;xs:documentation&gt;</text:p>
      <text:p text:style-name="P41"><text:s text:c="12"/>Allows any sequence of the contained element types</text:p>
      <text:p text:style-name="P41"><text:s text:c="10"/>&lt;/xs:documentation&gt;</text:p>
      <text:p text:style-name="P41"><text:s text:c="8"/>&lt;/xs:annotation&gt;</text:p>
      <text:p text:style-name="P41"><text:s text:c="8"/>&lt;xs:element name="group" type="groupType" minOccurs="0" maxOccurs="1" /&gt;</text:p>
      <text:p text:style-name="P41"><text:s text:c="8"/>&lt;xs:element name="string" type="stringType" minOccurs="0" maxOccurs="1" /&gt;</text:p>
      <text:p text:style-name="P41"><text:s text:c="8"/>&lt;xs:element name="int" type="intType" minOccurs="0" maxOccurs="1" /&gt;</text:p>
      <text:p text:style-name="P41"><text:s text:c="8"/>&lt;xs:element name="eventid" type="eventidType" minOccurs="0" maxOccurs="1" /&gt;</text:p>
      <text:p text:style-name="P41"><text:s text:c="6"/>&lt;/xs:choice&gt;</text:p>
      <text:p text:style-name="P41"><text:s text:c="4"/>&lt;/xs:sequenc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address of </text:p>
      <text:p text:style-name="P41"><text:s text:c="10"/>the end of previous element and the start of </text:p>
      <text:p text:style-name="P41"><text:s text:c="10"/>this group's contents.</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4"/>&lt;xs:attribute name="replication" type="xs:int" default="1" /&gt;</text:p>
      <text:p text:style-name="P41"><text:s text:c="2"/>&lt;/xs:complexType&gt;</text:p>
      <text:p text:style-name="P41"><text:s text:c="2"/></text:p>
      <text:p text:style-name="P41"><text:s text:c="2"/>&lt;xs:complexType name="eventid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map" type="mapType" minOccurs="0" maxOccurs="1" /&gt;</text:p>
      <text:p text:style-name="P41"><text:s text:c="4"/>&lt;/xs:sequence&gt;</text:p>
      <text:p text:style-name="P41"><text:soft-page-break/><text:s text:c="4"/>&lt;xs:attribute name="offset" type="xs:int" default="0"&gt;</text:p>
      <text:p text:style-name="P41"><text:s text:c="6"/>&lt;xs:annotation&gt;</text:p>
      <text:p text:style-name="P41"><text:s text:c="8"/>&lt;xs:documentation&gt;</text:p>
      <text:p text:style-name="P41"><text:s text:c="10"/>Positive or negative offset between the address of </text:p>
      <text:p text:style-name="P41"><text:s text:c="10"/>the end of previous element and the start of </text:p>
      <text:p text:style-name="P41"><text:s text:c="10"/>this elements's contents.</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2"/>&lt;/xs:complexType&gt;</text:p>
      <text:p text:style-name="P41"><text:s text:c="2"/></text:p>
      <text:p text:style-name="P41"><text:s text:c="2"/>&lt;xs:complexType name="int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 text:c="8"/>&lt;/xs:annotation&gt;</text:p>
      <text:p text:style-name="P41"><text:s text:c="6"/>&lt;/xs:element&gt;</text:p>
      <text:p text:style-name="P41"><text:s text:c="4"/>&lt;/xs:sequence&gt;</text:p>
      <text:p text:style-name="P41"><text:s text:c="4"/>&lt;xs:attribute name="size" type="xs:int" default="1"&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2"/>&lt;/xs:complexType&gt;</text:p>
      <text:p text:style-name="P41"><text:s text:c="2"/></text:p>
      <text:p text:style-name="P41"><text:s text:c="2"/>&lt;xs:complexType name="stringType"&gt;</text:p>
      <text:p text:style-name="P41"><text:s text:c="4"/>&lt;xs:sequence&gt;</text:p>
      <text:p text:style-name="P41"><text:s text:c="6"/>&lt;xs:element name="name" minOccurs="0" maxOccurs="1" /&gt;</text:p>
      <text:p text:style-name="P41"><text:s text:c="6"/>&lt;xs:element name="description" minOccurs="0" maxOccurs="1" /&gt;</text:p>
      <text:p text:style-name="P41"><text:s text:c="6"/>&lt;xs:element name="map" type="mapType" minOccurs="0" maxOccurs="1" /&gt;</text:p>
      <text:p text:style-name="P41"><text:s text:c="4"/>&lt;/xs:sequence&gt;</text:p>
      <text:p text:style-name="P41"><text:s text:c="4"/>&lt;xs:attribute name="size" type="xs:int" use="required"&gt;</text:p>
      <text:p text:style-name="P41"><text:s text:c="6"/>&lt;xs:annotation&gt;</text:p>
      <text:p text:style-name="P41"><text:s text:c="8"/>&lt;xs:documentation&gt;</text:p>
      <text:p text:style-name="P41"><text:s text:c="10"/>Storage size of this variable in bytes. </text:p>
      <text:p text:style-name="P41"><text:s text:c="10"/>This includes the trailing null byte that </text:p>
      <text:p text:style-name="P41"><text:s text:c="10"/>terminates the string content.</text:p>
      <text:p text:style-name="P41"><text:s text:c="8"/>&lt;/xs:documentation&gt;</text:p>
      <text:p text:style-name="P41"><text:s text:c="6"/>&lt;/xs:annotation&gt;</text:p>
      <text:p text:style-name="P41"><text:s text:c="4"/>&lt;/xs:attribute&gt;</text:p>
      <text:p text:style-name="P41"><text:s text:c="4"/>&lt;xs:attribute name="offset" type="xs:int" default="0"&gt;</text:p>
      <text:p text:style-name="P41"><text:s text:c="6"/>&lt;xs:annotation&gt;</text:p>
      <text:p text:style-name="P41"><text:soft-page-break/><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s text:c="2"/>&lt;/xs:complexType&gt;</text:p>
      <text:p text:style-name="P41"><text:s text:c="2"/></text:p>
      <text:p text:style-name="P41"><text:s text:c="2"/>&lt;xs:element name="cdi"&gt;</text:p>
      <text:p text:style-name="P41"><text:s text:c="4"/>&lt;xs:annotation&gt;</text:p>
      <text:p text:style-name="P41"><text:s text:c="6"/>&lt;xs:documentation&gt;</text:p>
      <text:p text:style-name="P41"><text:s text:c="8"/>This is the schema for Configuration </text:p>
      <text:p text:style-name="P41"><text:s text:c="8"/>Description Information (cdi)</text:p>
      <text:p text:style-name="P41"><text:s text:c="6"/>&lt;/xs:documentation&gt;</text:p>
      <text:p text:style-name="P41"><text:s text:c="4"/>&lt;/xs:annotation&gt;</text:p>
      <text:p text:style-name="P41"><text:s text:c="4"/>&lt;xs:complexType&gt;</text:p>
      <text:p text:style-name="P41"><text:s text:c="6"/>&lt;xs:sequence&gt;</text:p>
      <text:p text:style-name="P41"><text:s text:c="8"/>&lt;xs:element name="identification" minOccurs="0" maxOccurs="1"&gt;</text:p>
      <text:p text:style-name="P41"><text:s text:c="10"/>&lt;xs:annotation&gt;</text:p>
      <text:p text:style-name="P41"><text:s text:c="12"/>&lt;xs:documentation&gt;</text:p>
      <text:p text:style-name="P41"><text:s text:c="14"/>Common first element to identify the decoder</text:p>
      <text:p text:style-name="P41"><text:s text:c="12"/>&lt;/xs:documentation&gt;</text:p>
      <text:p text:style-name="P41"><text:s text:c="10"/>&lt;/xs:annotation&gt;</text:p>
      <text:p text:style-name="P41"><text:s text:c="10"/>&lt;xs:complexType&gt;</text:p>
      <text:p text:style-name="P41"><text:s text:c="12"/>&lt;xs:sequence&gt;</text:p>
      <text:p text:style-name="P41"><text:s text:c="14"/>&lt;xs:element name="manufacturer" minOccurs="0" maxOccurs="1" /&gt;</text:p>
      <text:p text:style-name="P41"><text:s text:c="14"/>&lt;xs:element name="model" minOccurs="0" maxOccurs="1" /&gt;</text:p>
      <text:p text:style-name="P41"><text:s text:c="14"/>&lt;xs:element name="hardwareVersion" minOccurs="0" maxOccurs="1" /&gt;</text:p>
      <text:p text:style-name="P41"><text:s text:c="14"/>&lt;xs:element name="softwareVersion" minOccurs="0" maxOccurs="1" /&gt;</text:p>
      <text:p text:style-name="P41"><text:s text:c="14"/>&lt;xs:element name="map" type="mapType" minOccurs="0" maxOccurs="1"&gt;</text:p>
      <text:p text:style-name="P41"><text:s text:c="16"/>&lt;xs:annotation&gt;</text:p>
      <text:p text:style-name="P41"><text:s text:c="18"/>&lt;xs:documentation&gt;</text:p>
      <text:p text:style-name="P41"><text:s text:c="20"/>This map can be used to add arbitrary key/value </text:p>
      <text:p text:style-name="P41"><text:s text:c="20"/>descriptions of the node.</text:p>
      <text:p text:style-name="P41"><text:s text:c="18"/>&lt;/xs:documentation&gt;</text:p>
      <text:p text:style-name="P41"><text:s text:c="16"/>&lt;/xs:annotation&gt;</text:p>
      <text:p text:style-name="P41"><text:s text:c="14"/>&lt;/xs:element&gt;</text:p>
      <text:p text:style-name="P41"><text:s text:c="12"/>&lt;/xs:sequence&gt;</text:p>
      <text:p text:style-name="P41"><text:s text:c="10"/>&lt;/xs:complexType&gt;</text:p>
      <text:p text:style-name="P41"><text:s text:c="8"/>&lt;/xs:element&gt;</text:p>
      <text:p text:style-name="P41"><text:s text:c="8"/>&lt;xs:element name="acdi" minOccurs="0" maxOccurs="1"&gt;</text:p>
      <text:p text:style-name="P41"><text:s text:c="10"/>&lt;xs:annotation&gt;</text:p>
      <text:p text:style-name="P41"><text:s text:c="12"/>&lt;xs:documentation&gt;</text:p>
      <text:p text:style-name="P41"><text:s text:c="14"/>Element that identifies that memory information is available </text:p>
      <text:p text:style-name="P41"><text:s text:c="14"/>as defined by the Abbreviated Common Description Information </text:p>
      <text:p text:style-name="P41"><text:s text:c="14"/>(ACDI) standard.</text:p>
      <text:p text:style-name="P41"><text:s text:c="12"/>&lt;/xs:documentation&gt;</text:p>
      <text:p text:style-name="P41"><text:s text:c="10"/>&lt;/xs:annotation&gt;</text:p>
      <text:p text:style-name="P41"><text:s text:c="10"/>&lt;xs:complexType&gt;</text:p>
      <text:p text:style-name="P41"><text:s text:c="12"/>&lt;xs:attribute name="fixed" type="xs:int" default="4"&gt;</text:p>
      <text:p text:style-name="P41"><text:s text:c="14"/>&lt;xs:annotation&gt;</text:p>
      <text:p text:style-name="P41"><text:s text:c="16"/>&lt;xs:documentation&gt;</text:p>
      <text:p text:style-name="P41"><text:s text:c="18"/>The decimal version number of the format for the fixed </text:p>
      <text:p text:style-name="P41"><text:s text:c="18"/>information block.</text:p>
      <text:p text:style-name="P41"><text:s text:c="16"/>&lt;/xs:documentation&gt;</text:p>
      <text:p text:style-name="P41"><text:s text:c="14"/>&lt;/xs:annotation&gt;</text:p>
      <text:p text:style-name="P41"><text:s text:c="12"/>&lt;/xs:attribute&gt;</text:p>
      <text:p text:style-name="P41"><text:s text:c="12"/>&lt;xs:attribute name="var" type="xs:int" default="2"&gt;</text:p>
      <text:p text:style-name="P41"><text:s text:c="14"/>&lt;xs:annotation&gt;</text:p>
      <text:p text:style-name="P41"><text:s text:c="16"/>&lt;xs:documentation&gt;</text:p>
      <text:p text:style-name="P41"><text:s text:c="18"/>The decimal version number of the format for </text:p>
      <text:p text:style-name="P41"><text:s text:c="18"/>the variable information block.</text:p>
      <text:p text:style-name="P41"><text:s text:c="16"/>&lt;/xs:documentation&gt;</text:p>
      <text:p text:style-name="P41"><text:s text:c="14"/>&lt;/xs:annotation&gt;</text:p>
      <text:p text:style-name="P41"><text:soft-page-break/><text:s text:c="12"/>&lt;/xs:attribute&gt;</text:p>
      <text:p text:style-name="P41"><text:s text:c="10"/>&lt;/xs:complexType&gt;</text:p>
      <text:p text:style-name="P41"><text:s text:c="8"/>&lt;/xs:element&gt;</text:p>
      <text:p text:style-name="P41"><text:s text:c="8"/>&lt;xs:element name="segment" minOccurs="0" maxOccurs="unbounded"&gt;</text:p>
      <text:p text:style-name="P41"><text:s text:c="10"/>&lt;xs:annotation&gt;</text:p>
      <text:p text:style-name="P41"><text:s text:c="12"/>&lt;xs:documentation&gt;</text:p>
      <text:p text:style-name="P41"><text:s text:c="14"/>Define the contents of a memory space</text:p>
      <text:p text:style-name="P41"><text:s text:c="12"/>&lt;/xs:documentation&gt;</text:p>
      <text:p text:style-name="P41"><text:s text:c="10"/>&lt;/xs:annotation&gt;</text:p>
      <text:p text:style-name="P41"><text:s text:c="10"/>&lt;xs:complexType&gt;</text:p>
      <text:p text:style-name="P41"><text:s text:c="12"/>&lt;xs:sequence&gt;</text:p>
      <text:p text:style-name="P41"><text:s text:c="14"/>&lt;xs:element name="name" minOccurs="0" maxOccurs="1" /&gt;</text:p>
      <text:p text:style-name="P41"><text:s text:c="14"/>&lt;xs:element name="description" minOccurs="0" maxOccurs="1" /&gt;</text:p>
      <text:p text:style-name="P41"><text:s text:c="14"/>&lt;xs:choice minOccurs="0" maxOccurs="unbounded"&gt;</text:p>
      <text:p text:style-name="P41"><text:s text:c="16"/>&lt;xs:annotation&gt;</text:p>
      <text:p text:style-name="P41"><text:s text:c="18"/>&lt;xs:documentation&gt;</text:p>
      <text:p text:style-name="P41"><text:s text:c="20"/>Allows any sequence of the contained element types</text:p>
      <text:p text:style-name="P41"><text:s text:c="18"/>&lt;/xs:documentation&gt;</text:p>
      <text:p text:style-name="P41"><text:s text:c="16"/>&lt;/xs:annotation&gt;</text:p>
      <text:p text:style-name="P41"><text:s text:c="16"/>&lt;xs:element name="group" type="groupType" minOccurs="0" maxOccurs="1"&gt;</text:p>
      <text:p text:style-name="P41"><text:s text:c="18"/>&lt;xs:annotation&gt;</text:p>
      <text:p text:style-name="P41"><text:s text:c="20"/>&lt;xs:documentation&gt;</text:p>
      <text:p text:style-name="P41"><text:s text:c="22"/>Allows grouping and replication of multiple locations.</text:p>
      <text:p text:style-name="P41"><text:s text:c="20"/>&lt;/xs:documentation&gt;</text:p>
      <text:p text:style-name="P41"><text:s text:c="18"/>&lt;/xs:annotation&gt;</text:p>
      <text:p text:style-name="P41"><text:s text:c="16"/>&lt;/xs:element&gt;</text:p>
      <text:p text:style-name="P41"><text:s text:c="16"/>&lt;xs:element name="string" type="stringType" minOccurs="0" maxOccurs="1"&gt;</text:p>
      <text:p text:style-name="P41"><text:s text:c="18"/>&lt;xs:annotation&gt;</text:p>
      <text:p text:style-name="P41"><text:s text:c="20"/>&lt;xs:documentation&gt;</text:p>
      <text:p text:style-name="P41"><text:s text:c="22"/>Describes a human-readable UTF-8 string in the data.</text:p>
      <text:p text:style-name="P41"><text:s text:c="20"/>&lt;/xs:documentation&gt;</text:p>
      <text:p text:style-name="P41"><text:s text:c="18"/>&lt;/xs:annotation&gt;</text:p>
      <text:p text:style-name="P41"><text:s text:c="16"/>&lt;/xs:element&gt;</text:p>
      <text:p text:style-name="P41"><text:s text:c="16"/>&lt;xs:element name="int" type="intType" minOccurs="0" maxOccurs="1"&gt;</text:p>
      <text:p text:style-name="P41"><text:s text:c="18"/>&lt;xs:annotation&gt;</text:p>
      <text:p text:style-name="P41"><text:s text:c="20"/>&lt;xs:documentation&gt;</text:p>
      <text:p text:style-name="P41"><text:s text:c="22"/>Describes an integer value in the data. </text:p>
      <text:p text:style-name="P41"><text:s text:c="22"/>The field can be considered either a number, </text:p>
      <text:p text:style-name="P41"><text:s text:c="22"/>or a set of specific coded values via a map.</text:p>
      <text:p text:style-name="P41"><text:s text:c="20"/>&lt;/xs:documentation&gt;</text:p>
      <text:p text:style-name="P41"><text:s text:c="18"/>&lt;/xs:annotation&gt;</text:p>
      <text:p text:style-name="P41"><text:s text:c="16"/>&lt;/xs:element&gt;</text:p>
      <text:p text:style-name="P41"><text:s text:c="16"/>&lt;xs:element name="eventid" type="eventidType" minOccurs="0" maxOccurs="1"&gt;</text:p>
      <text:p text:style-name="P41"><text:s text:c="18"/>&lt;xs:annotation&gt;</text:p>
      <text:p text:style-name="P41"><text:s text:c="20"/>&lt;xs:documentation&gt;</text:p>
      <text:p text:style-name="P41"><text:s text:c="22"/>Describes an 8-byte Event ID in the data.</text:p>
      <text:p text:style-name="P41"><text:s text:c="20"/>&lt;/xs:documentation&gt;</text:p>
      <text:p text:style-name="P41"><text:s text:c="18"/>&lt;/xs:annotation&gt;</text:p>
      <text:p text:style-name="P41"><text:s text:c="16"/>&lt;/xs:element&gt;</text:p>
      <text:p text:style-name="P40"/>
      <text:p text:style-name="P41">&lt;!-- </text:p>
      <text:p text:style-name="P41"><text:s text:c="16"/>XML Schema 1.1 construct expressing extensibility promise</text:p>
      <text:p text:style-name="P41"><text:s text:c="16"/>&lt;xs:assert test="every $x in * satisfies (exists($x/@size) and $x/@size castable to xs:integer)"/&gt; </text:p>
      <text:p text:style-name="P41"><text:s text:c="16"/>&lt;xs:assert test="every $x in * satisfies (exists($x/@offset) and $x/@offset castable to xs:integer)"/&gt; </text:p>
      <text:p text:style-name="P41"><text:s text:c="16"/>&lt;xs:any minOccurs="0" maxOccurs="1" processContents="lax"&gt;</text:p>
      <text:p text:style-name="P41"><text:s text:c="18"/>&lt;xs:annotation&gt;</text:p>
      <text:p text:style-name="P41"><text:s text:c="20"/>&lt;xs:documentation&gt;</text:p>
      <text:p text:style-name="P41"><text:s text:c="22"/>Extension point for future schema</text:p>
      <text:p text:style-name="P41"><text:s text:c="20"/>&lt;/xs:documentation&gt;</text:p>
      <text:p text:style-name="P41"><text:s text:c="18"/>&lt;/xs:annotation&gt;</text:p>
      <text:p text:style-name="P41"><text:s text:c="16"/>&lt;/xs:any&gt;</text:p>
      <text:p text:style-name="P41"><text:s/>--&gt;</text:p>
      <text:p text:style-name="P41"><text:s text:c="16"/></text:p>
      <text:p text:style-name="P41"><text:s text:c="14"/>&lt;/xs:choice&gt;</text:p>
      <text:p text:style-name="P41"><text:s text:c="12"/>&lt;/xs:sequence&gt;</text:p>
      <text:p text:style-name="P41"><text:soft-page-break/><text:s text:c="12"/>&lt;xs:attribute name="space" type="xs:int" use="required"&gt;</text:p>
      <text:p text:style-name="P41"><text:s text:c="14"/>&lt;xs:annotation&gt;</text:p>
      <text:p text:style-name="P41"><text:s text:c="16"/>&lt;xs:documentation&gt;</text:p>
      <text:p text:style-name="P41"><text:s text:c="18"/>The decimal number of the address space where the information is found.</text:p>
      <text:p text:style-name="P41"><text:s text:c="16"/>&lt;/xs:documentation&gt;</text:p>
      <text:p text:style-name="P41"><text:s text:c="14"/>&lt;/xs:annotation&gt;</text:p>
      <text:p text:style-name="P41"><text:s text:c="12"/>&lt;/xs:attribute&gt;</text:p>
      <text:p text:style-name="P41"><text:s text:c="12"/>&lt;xs:attribute name="origin" type="xs:int" default="0"&gt;</text:p>
      <text:p text:style-name="P41"><text:s text:c="14"/>&lt;xs:annotation&gt;</text:p>
      <text:p text:style-name="P41"><text:s text:c="16"/>&lt;xs:documentation&gt;</text:p>
      <text:p text:style-name="P41"><text:s text:c="18"/>Starting address of the segment's contents </text:p>
      <text:p text:style-name="P41"><text:s text:c="18"/>within the memory space.</text:p>
      <text:p text:style-name="P41"><text:s text:c="16"/>&lt;/xs:documentation&gt;</text:p>
      <text:p text:style-name="P41"><text:s text:c="14"/>&lt;/xs:annotation&gt;</text:p>
      <text:p text:style-name="P41"><text:s text:c="12"/>&lt;/xs:attribute&gt;</text:p>
      <text:p text:style-name="P41"><text:s text:c="10"/>&lt;/xs:complexType&gt;</text:p>
      <text:p text:style-name="P41"><text:s text:c="8"/>&lt;/xs:element&gt;</text:p>
      <text:p text:style-name="P41"><text:s text:c="6"/>&lt;/xs:sequence&gt;</text:p>
      <text:p text:style-name="P41"><text:s text:c="4"/>&lt;/xs:complexType&gt;</text:p>
      <text:p text:style-name="P41"><text:s text:c="2"/>&lt;/xs:element&gt;</text:p>
      <text:p text:style-name="P41">&lt;/xs:schema&gt;</text:p>
      <text:p text:style-name="P42"/>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 (Informative)<text:tab/>1</text:p>
          <text:p text:style-name="P49"><text:s/>2 Intended Use (Informative)<text:tab/>1</text:p>
          <text:p text:style-name="P49"><text:s/>3 References and Context (Informative)<text:tab/>1</text:p>
          <text:p text:style-name="P49"><text:s/>4 Content (Normative)<text:tab/>2</text:p>
          <text:p text:style-name="P49"><text:s/>5 Format (Normative)<text:tab/>2</text:p>
          <text:p text:style-name="P48"><text:s/>5.1 XML Elements<text:tab/>3</text:p>
          <text:p text:style-name="P51"><text:s/>5.1.1 &lt;identification&gt; Element<text:tab/>3</text:p>
          <text:p text:style-name="P51"><text:s/>5.1.2 &lt;acdi&gt; Element<text:tab/>3</text:p>
          <text:p text:style-name="P51"><text:s/>5.1.3 &lt;segment&gt; Element<text:tab/>4</text:p>
          <text:p text:style-name="P51"><text:s/>5.1.4 Data Elements<text:tab/>4</text:p>
          <text:p text:style-name="P50"><text:s/>5.1.4.1 &lt;group&gt; Element<text:tab/>4</text:p>
          <text:p text:style-name="P50"><text:s/>5.1.4.2 &lt;int&gt; Element<text:tab/>5</text:p>
          <text:p text:style-name="P50"><text:s/>5.1.4.3 &lt;string&gt; Element<text:tab/>5</text:p>
          <text:p text:style-name="P50"><text:s/>5.1.4.4 &lt;eventid&gt; Element<text:tab/>5</text:p>
          <text:p text:style-name="P49"><text:s/>6 Future Extension (Normative)<text:tab/>5</text:p>
          <text:p text:style-name="P49"><text:s/>AAppendix: Schema<text:tab/>7</text:p>
        </text:index-body>
      </text:table-of-content>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tracked-changes>
          <text:changed-region xml:id="ct94138399851792" text:id="ct94138399851792">
            <text:deletion>
              <office:change-info>
                <dc:creator>Unknown Author</dc:creator>
                <dc:date>2021-04-25T21:31:00</dc:date>
              </office:change-info>
              <text:p text:style-name="MP2"><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12</text:page-count></text:span></text:span><text:span text:style-name="Page_20_Number"><text:span text:style-name="MT1"><text:s/>- </text:span></text:span><text:span text:style-name="Page_20_Number"><text:span text:style-name="MT1"><text:user-defined style:data-style-name="N0" text:name="OLCBdate">Apr 25, 2021</text:user-defined></text:span></text:span></text:p>
            </text:deletion>
          </text:changed-region>
          <text:changed-region xml:id="ct94138399857456" text:id="ct94138399857456">
            <text:insertion>
              <office:change-info>
                <dc:creator>Unknown Author</dc:creator>
                <dc:date>2021-04-25T21:31:00</dc:date>
              </office:change-info>
            </text:insertion>
          </text:changed-region>
        </text:tracked-changes>
        <text:p text:style-name="MP2"><text:change text:change-id="ct94138399851792"/><text:change-start text:change-id="ct9413839985745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12</text:page-count></text:span></text:span><text:span text:style-name="Page_20_Number"><text:span text:style-name="MT1"><text:s/>- </text:span></text:span><text:span text:style-name="Page_20_Number"><text:span text:style-name="MT1"><text:user-defined style:data-style-name="N0" text:name="OLCBdate">Apr 25, 2021</text:user-defined></text:span></text:span><text:change-end text:change-id="ct94138399857456"/></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3354in" svg:width="2.798in" svg:height="0.9909in" draw:z-index="0"><draw:image xlink:href="Pictures/10000000000001310000006C01F3B45318CE60AE.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94138399841456" text:id="ct94138399841456">
            <text:deletion>
              <office:change-info>
                <dc:creator>Unknown Author</dc:creator>
                <dc:date>2021-04-25T21:30:00</dc:date>
              </office:change-info>
              <text:p text:style-name="MP4"><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4"><text:user-defined style:data-style-name="N0" text:name="OLCBdate">Apr 25, 2021</text:user-defined></text:span></text:span></text:p>
            </text:deletion>
          </text:changed-region>
          <text:changed-region xml:id="ct94138400143104" text:id="ct94138400143104">
            <text:insertion>
              <office:change-info>
                <dc:creator>Unknown Author</dc:creator>
                <dc:date>2021-04-25T21:30:00</dc:date>
              </office:change-info>
            </text:insertion>
          </text:changed-region>
          <text:changed-region xml:id="ct94138400155952" text:id="ct94138400155952">
            <text:deletion>
              <office:change-info>
                <dc:creator>Unknown Author</dc:creator>
                <dc:date>2021-04-25T21:31:00</dc:date>
              </office:change-info>
              <text:p text:style-name="MP4"><text:span text:style-name="Page_20_Number"><text:span text:style-name="MT1"/></text:span></text:p>
              <text:p text:style-name="MP4"><text:span text:style-name="Page_20_Number"><text:span text:style-name="MT1"/></text:span></text:p>
            </text:deletion>
          </text:changed-region>
        </text:tracked-changes>
        <text:p text:style-name="MP4"><text:change text:change-id="ct94138399841456"/><text:change-start text:change-id="ct9413840014310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12</text:page-count></text:span></text:span><text:span text:style-name="Page_20_Number"><text:span text:style-name="MT1"><text:s/>- </text:span></text:span><text:span text:style-name="Page_20_Number"><text:span text:style-name="MT1"><text:user-defined style:data-style-name="N0" text:name="OLCBdate">Apr 25, 2021</text:user-defined></text:span></text:span><text:change-end text:change-id="ct94138400143104"/><text:change text:change-id="ct94138400155952"/></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40</meta:editing-cycles>
    <meta:editing-duration>PT20H23M53S</meta:editing-duration>
    <meta:generator>LibreOffice/7.0.4.2$Linux_X86_64 LibreOffice_project/00$Build-2</meta:generator>
    <dc:date>2021-04-30T11:19:50.662274943</dc:date>
    <dc:creator>Balazs Racz</dc:creator>
    <meta:document-statistic meta:table-count="3" meta:image-count="1" meta:object-count="0" meta:page-count="12" meta:paragraph-count="446" meta:word-count="2819" meta:character-count="23977" meta:non-whitespace-character-count="18649"/>
    <meta:user-defined meta:name="OLCBdate">Apr 25, 2021</meta:user-defined>
    <meta:user-defined meta:name="OLCBstatus">Adopted</meta:user-defined>
    <meta:user-defined meta:name="OLCByear">2021</meta:user-defined>
  </office:meta>
</office:document-meta>
</file>